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d10a"/>
    </style:style>
    <style:style style:name="T1" style:family="text">
      <style:text-properties officeooo:rsid="0015d1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d10a" style:font-weight-asian="bold" style:font-weight-complex="bold"/>
    </style:style>
    <style:style style:name="T4" style:family="text">
      <style:text-properties fo:font-weight="bold" officeooo:rsid="0016f77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rote new keypair to /home/hootzluh/.config/solana/id.json</text:p>
      <text:p text:style-name="Standard">=======================================================================</text:p>
      <text:p text:style-name="Standard">pubkey: GMZGbjnrwKBDLaZP3K2Ax5yqC8ubhBigoo2SNu38SKfw</text:p>
      <text:p text:style-name="Standard">=======================================================================</text:p>
      <text:p text:style-name="Standard">Save this seed phrase and your BIP39 passphrase to recover your new keypair:</text:p>
      <text:p text:style-name="Standard">invest patient rely scene expect decide tell almost episode soda slim polar</text:p>
      <text:p text:style-name="P1">=======================================================================</text:p>
      <text:p text:style-name="Standard">Config File: /home/hootzluh/.config/solana/cli/config.yml</text:p>
      <text:p text:style-name="Standard">RPC URL: https://api.mainnet-beta.solana.com </text:p>
      <text:p text:style-name="Standard">WebSocket URL: wss://api.mainnet-beta.solana.com/ (computed)</text:p>
      <text:p text:style-name="Standard">Keypair Path: /home/hootzluh/.config/solana/id.json </text:p>
      <text:p text:style-name="Standard">Commitment: confirmed </text:p>
      <text:p text:style-name="Standard">Config File: /home/hootzluh/.config/solana/cli/config.yml</text:p>
      <text:p text:style-name="Standard">RPC URL: https://api.mainnet-beta.solana.com </text:p>
      <text:p text:style-name="Standard">WebSocket URL: wss://api.mainnet-beta.solana.com/ (computed)</text:p>
      <text:p text:style-name="Standard">Keypair Path: /home/hootzluh/.config/solana/id.json </text:p>
      <text:p text:style-name="Standard">Commitment: confirmed</text:p>
      <text:p text:style-name="P1">=======================================================================</text:p>
      <text:p text:style-name="P1"><text:span text:style-name="T3">P</text:span><text:span text:style-name="T2">rogram:</text:span> TokenkegQfeZyiNwAJbNbGKPFXCWuBvf9Ss623VQ5DA</text:p>
      <text:p text:style-name="P1"><text:span text:style-name="T3">T</text:span><text:span text:style-name="T2">oken </text:span><text:span text:style-name="T4">Mint Address</text:span><text:span text:style-name="T2">: </text:span>6YeUJRHaaMAkk4borY7ZY4HUZWviRBZZ5tYFsp3UgrPS </text:p>
      <text:p text:style-name="P1"><text:span text:style-name="T2">Address: </text:span><text:s/>6YeUJRHaaMAkk4borY7ZY4HUZWviRBZZ5tYFsp3UgrPS</text:p>
      <text:p text:style-name="P1"><text:span text:style-name="T2">Decimals: </text:span><text:s/>9</text:p>
      <text:p text:style-name="P1"><text:span text:style-name="T2">Signature: </text:span>51wobUwhJG9su2w8J8G4mKTNvCTKnaBvD6gSFUwBwLtzL5J2T3Dnx1SzdBfDes6wi28Vtzpvh8fuo9Eg2qZnrYfW</text:p>
      <text:p text:style-name="P1"><text:span text:style-name="T1">W</text:span><text:span text:style-name="T3">allet: </text:span><text:span text:style-name="T1">GMZGbjnrwKBDLaZP3K2Ax5yqC8ubhBigoo2SNu38SKfw</text:span></text:p>
      <text:p text:style-name="P1">=======================================================================</text:p>
      <text:p text:style-name="P1"/>
      <text:p text:style-name="P1">=======================================================================</text:p>
      <text:p text:style-name="P1"/>
      <text:p text:style-name="P1">====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02:08:59.250171594</meta:creation-date>
    <dc:date>2025-07-10T04:27:17.603748583</dc:date>
    <meta:editing-duration>PT36M55S</meta:editing-duration>
    <meta:editing-cycles>1</meta:editing-cycles>
    <meta:document-statistic meta:table-count="0" meta:image-count="0" meta:object-count="0" meta:page-count="1" meta:paragraph-count="27" meta:word-count="83" meta:character-count="1563" meta:non-whitespace-character-count="1499"/>
    <meta:generator>LibreOffice/24.2.7.2$Linux_X86_64 LibreOffice_project/420$Build-2</meta:generator>
  </office:meta>
</office:document-meta>
</file>